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Charleston So. (0-7)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Western Illinois (3-1)</text:p>
          </table:table-cell>
          <table:table-cell office:value-type="string">
            <text:p>25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Charleston So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34</text:p>
          </table:table-cell>
          <table:table-cell office:value-type="string">
            <text:p>.02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34</text:p>
          </table:table-cell>
          <table:table-cell office:value-type="string">
            <text:p>.38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43</text:p>
          </table:table-cell>
          <table:table-cell office:value-type="string">
            <text:p>.16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43</text:p>
          </table:table-cell>
          <table:table-cell office:value-type="string">
            <text:p>.186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6</text:p>
          </table:table-cell>
          <table:table-cell office:value-type="string">
            <text:p>-.038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34</text:p>
          </table:table-cell>
          <table:table-cell office:value-type="string">
            <text:p>.38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40</text:p>
          </table:table-cell>
          <table:table-cell office:value-type="string">
            <text:p>.05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23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12</text:p>
          </table:table-cell>
          <table:table-cell office:value-type="string">
            <text:p>50</text:p>
          </table:table-cell>
          <table:table-cell office:value-type="string">
            <text:p>.06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.286</text:p>
          </table:table-cell>
        </table:table-row>
      </table:table>
      <table:table table:name="Sheet 2">
        <table:table-row>
          <table:table-cell office:value-type="string">
            <text:p>Charleston So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Martin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Logan Windsor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1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ddison Kaderli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.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Kylie Klein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17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Skylar Blackmo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Hannah Western 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48</text:p>
          </table:table-cell>
          <table:table-cell office:value-type="string">
            <text:p>.2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mith 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214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Macey LaPort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itlyn Michalski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-.0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1</text:p>
          </table:table-cell>
          <table:table-cell office:value-type="string">
            <text:p>23</text:p>
          </table:table-cell>
          <table:table-cell office:value-type="string">
            <text:p>180</text:p>
          </table:table-cell>
          <table:table-cell office:value-type="string">
            <text:p>.156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74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58.0</text:p>
          </table:table-cell>
        </table:table-row>
      </table:table>
      <table:table table:name="Sheet 3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haela Gray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-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34</text:p>
          </table:table-cell>
          <table:table-cell office:value-type="string">
            <text:p>.32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571</text:p>
          </table:table-cell>
          <table:table-cell office:value-type="string">
            <text:p>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11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43</text:p>
          </table:table-cell>
          <table:table-cell office:value-type="string">
            <text:p>.14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21</text:p>
          </table:table-cell>
          <table:table-cell office:value-type="string">
            <text:p>.33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9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32</text:p>
          </table:table-cell>
          <table:table-cell office:value-type="string">
            <text:p>-.0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2</text:p>
          </table:table-cell>
          <table:table-cell office:value-type="string">
            <text:p>29</text:p>
          </table:table-cell>
          <table:table-cell office:value-type="string">
            <text:p>183</text:p>
          </table:table-cell>
          <table:table-cell office:value-type="string">
            <text:p>.180</text:p>
          </table:table-cell>
          <table:table-cell office:value-type="string">
            <text:p>5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88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8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